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755af"/>
    </style:style>
    <style:style style:name="P2" style:family="paragraph" style:parent-style-name="Text_20_body">
      <style:text-properties officeooo:rsid="00099196" officeooo:paragraph-rsid="00099196"/>
    </style:style>
    <style:style style:name="P3" style:family="paragraph" style:parent-style-name="Heading_20_1">
      <style:text-properties officeooo:rsid="000755af" officeooo:paragraph-rsid="000755af"/>
    </style:style>
    <style:style style:name="P4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5pt" fo:letter-spacing="normal" fo:language="nl" fo:country="N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normal" style:font-weight-asian="bold" style:font-name-complex="FreeSans" style:font-size-complex="15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solid" draw:fill-color="#99ff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5pt" fo:letter-spacing="normal" fo:language="nl" fo:country="N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normal" style:font-weight-asian="bold" style:font-name-complex="FreeSans" style:font-size-complex="15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6" style:family="paragraph">
      <style:paragraph-properties fo:text-align="center"/>
    </style:style>
    <style:style style:name="P7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3pt" fo:letter-spacing="normal" fo:language="nl" fo:country="N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solid" draw:fill-color="#99ff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3pt" fo:letter-spacing="normal" fo:language="nl" fo:country="N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nl" fo:country="N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solid" draw:fill-color="#99ff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nl" fo:country="N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T1" style:family="text">
      <style:text-properties officeooo:rsid="00099196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5pt" fo:letter-spacing="normal" fo:language="nl" fo:country="N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normal" style:font-weight-asian="bold" style:font-name-complex="FreeSans" style:font-size-complex="15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3pt" fo:letter-spacing="normal" fo:language="nl" fo:country="N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normal" style:font-weight-asian="normal" style:font-name-complex="FreeSans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nl" fo:country="N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nl" fo:country="N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stroke="solid" svg:stroke-color="#000000" draw:fill="solid" draw:fill-color="#99ffff" draw:textarea-vertical-align="middle" fo:min-height="0.70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color="#000000" draw:fill="solid" draw:fill-color="#99ffff" draw:textarea-vertical-align="middle" fo:min-height="0.70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color="#000000" draw:fill="solid" draw:fill-color="#99ffff" draw:textarea-vertical-align="middle" fo:min-height="0.70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svg:stroke-color="#000000" draw:fill="solid" draw:fill-color="#99ffff" draw:textarea-vertical-align="middle" fo:min-height="0.70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solid" svg:stroke-color="#000000" draw:fill="solid" draw:fill-color="#99ffff" draw:textarea-vertical-align="middle" fo:min-height="0.70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solid" svg:stroke-color="#000000" draw:fill="solid" draw:fill-color="#99ffff" draw:textarea-vertical-align="middle" fo:min-height="0.70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solid" svg:stroke-color="#000000" draw:fill="solid" draw:fill-color="#99ffff" draw:textarea-vertical-align="middle" fo:min-height="0.70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solid" svg:stroke-color="#000000" draw:fill="solid" draw:fill-color="#99ffff" draw:textarea-vertical-align="middle" fo:min-height="0.70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solid" svg:stroke-color="#000000" draw:fill="solid" draw:fill-color="#99ffff" draw:textarea-vertical-align="middle" fo:min-height="0.70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solid" svg:stroke-color="#000000" draw:fill="solid" draw:fill-color="#99ffff" draw:textarea-vertical-align="middle" fo:min-height="0.70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solid" svg:stroke-color="#000000" draw:fill="solid" draw:fill-color="#99ffff" draw:textarea-vertical-align="middle" fo:min-height="0.70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solid" svg:stroke-color="#000000" draw:fill="solid" draw:fill-color="#99ffff" draw:textarea-vertical-align="middle" fo:min-height="0.7083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BitcoinLib Main Classes <text:span text:style-name="T1">and Containers</text:span></text:h>
      <text:p text:style-name="P1"/>
      <text:p text:style-name="P1"><draw:frame text:anchor-type="paragraph" draw:z-index="12" draw:name="Shape1" draw:style-name="gr8" draw:text-style-name="P8" svg:width="1.5524in" svg:height="0.7087in" svg:x="0.302in" svg:y="0.0382in"><draw:text-box><text:p text:style-name="P7"><text:span text:style-name="T3">Main</text:span></text:p></draw:text-box></draw:frame><draw:frame text:anchor-type="paragraph" draw:z-index="15" draw:name="Shape1" draw:style-name="gr11" draw:text-style-name="P8" svg:width="1.5524in" svg:height="0.7087in" svg:x="2.0055in" svg:y="0.0374in"><draw:text-box><text:p text:style-name="P7"><text:span text:style-name="T3">Config</text:span></text:p></draw:text-box></draw:frame></text:p>
      <text:p text:style-name="P1"><draw:frame text:anchor-type="paragraph" draw:z-index="0" draw:name="Shape1" draw:style-name="gr1" draw:text-style-name="P5" svg:width="1.5524in" svg:height="0.7087in" svg:x="5.6665in" svg:y="2.1839in"><draw:text-box><text:p text:style-name="P4"><text:span text:style-name="T2">Database</text:span></text:p></draw:text-box></draw:frame><draw:frame text:anchor-type="paragraph" draw:z-index="1" draw:name="Shape1" draw:style-name="gr2" draw:text-style-name="P5" svg:width="1.5524in" svg:height="0.7087in" svg:x="2.5in" svg:y="3.622in"><draw:text-box><text:p text:style-name="P4"><text:span text:style-name="T2">Transaction</text:span></text:p></draw:text-box></draw:frame><draw:frame text:anchor-type="paragraph" draw:z-index="2" draw:name="Shape1" draw:style-name="gr3" draw:text-style-name="P5" svg:width="1.5524in" svg:height="0.7087in" svg:x="3.8972in" svg:y="2.1693in"><draw:text-box><text:p text:style-name="P4"><text:span text:style-name="T2">Services</text:span></text:p></draw:text-box></draw:frame><draw:frame text:anchor-type="paragraph" draw:z-index="3" draw:name="Shape1" draw:style-name="gr4" draw:text-style-name="P5" svg:width="1.5524in" svg:height="0.7087in" svg:x="-0.078in" svg:y="3.9508in"><draw:text-box><text:p text:style-name="P4"><text:span text:style-name="T2">Mnemonic</text:span></text:p></draw:text-box></draw:frame><draw:frame text:anchor-type="paragraph" draw:z-index="4" draw:name="Shape1" draw:style-name="gr5" draw:text-style-name="P5" svg:width="1.5524in" svg:height="0.7087in" svg:x="2.4898in" svg:y="5.4866in"><draw:text-box><text:p text:style-name="P4"><text:span text:style-name="T2">Wallet</text:span></text:p></draw:text-box></draw:frame><draw:frame text:anchor-type="paragraph" draw:z-index="5" draw:name="Shape1" draw:style-name="gr6" draw:text-style-name="P5" svg:width="1.5524in" svg:height="0.7087in" svg:x="0.7398in" svg:y="2.622in"><draw:text-box><text:p text:style-name="P4"><text:span text:style-name="T2">Key</text:span></text:p></draw:text-box></draw:frame><draw:line text:anchor-type="paragraph" draw:z-index="6" draw:name="Shape2" draw:style-name="gr7" draw:text-style-name="P6" svg:x1="6.4118in" svg:y1="2.8925in" svg:x2="3.7508in" svg:y2="5.487in"><text:p/></draw:line><draw:line text:anchor-type="paragraph" draw:z-index="7" draw:name="Shape3" draw:style-name="gr7" draw:text-style-name="P6" svg:x1="4.7346in" svg:y1="2.878in" svg:x2="3.6618in" svg:y2="5.487in"><text:p/></draw:line><draw:line text:anchor-type="paragraph" draw:z-index="8" draw:name="Shape4" draw:style-name="gr7" draw:text-style-name="P6" svg:x1="3.3236in" svg:y1="4.3307in" svg:x2="3.3236in" svg:y2="5.487in"><text:p/></draw:line><draw:line text:anchor-type="paragraph" draw:z-index="9" draw:name="Shape5" draw:style-name="gr7" draw:text-style-name="P6" svg:x1="1.1827in" svg:y1="4.6591in" svg:x2="2.839in" svg:y2="5.487in"><text:p/></draw:line><draw:line text:anchor-type="paragraph" draw:z-index="10" draw:name="Shape6" draw:style-name="gr7" draw:text-style-name="P6" svg:x1="1.9327in" svg:y1="3.3307in" svg:x2="2.9429in" svg:y2="5.487in"><text:p/></draw:line><draw:line text:anchor-type="paragraph" draw:z-index="11" draw:name="Shape7" draw:style-name="gr7" draw:text-style-name="P6" svg:x1="2.1465in" svg:y1="3.3307in" svg:x2="3.2972in" svg:y2="3.6224in"><text:p/></draw:line><draw:frame text:anchor-type="paragraph" draw:z-index="13" draw:name="Shape1" draw:style-name="gr9" draw:text-style-name="P8" svg:width="1.5524in" svg:height="0.7087in" svg:x="3.8807in" svg:y="0.9453in"><draw:text-box><text:p text:style-name="P7"><text:span text:style-name="T3">BaseClient</text:span></text:p></draw:text-box></draw:frame><draw:frame text:anchor-type="paragraph" draw:z-index="14" draw:name="Shape1" draw:style-name="gr10" draw:text-style-name="P10" svg:width="1.5524in" svg:height="0.7087in" svg:x="3.9063in" svg:y="-0.0339in"><draw:text-box><text:p text:style-name="P9"><text:span text:style-name="T4">Other client classes </text:span><text:span text:style-name="T5">(bitcoind, blockcypher, blockexplorer, etc)</text:span></text:p></draw:text-box></draw:frame><draw:frame text:anchor-type="paragraph" draw:z-index="16" draw:name="Shape1" draw:style-name="gr12" draw:text-style-name="P8" svg:width="1.5524in" svg:height="0.7087in" svg:x="0.2972in" svg:y="0.8929in"><draw:text-box><text:p text:style-name="P7"><text:span text:style-name="T3">Encoding</text:span></text:p></draw:text-box></draw:frame><draw:frame text:anchor-type="paragraph" draw:z-index="17" draw:name="Shape1" draw:style-name="gr13" draw:text-style-name="P8" svg:width="1.5524in" svg:height="0.7087in" svg:x="2.0984in" svg:y="0.9299in"><draw:text-box><text:p text:style-name="P7"><text:span text:style-name="T3">Network</text:span></text:p></draw:text-box></draw:frame><draw:line text:anchor-type="paragraph" draw:z-index="18" draw:name="Shape8" draw:style-name="gr7" draw:text-style-name="P6" svg:x1="3.1571in" svg:y1="1.6382in" svg:x2="4.2142in" svg:y2="2.1693in"><text:p/></draw:line><draw:line text:anchor-type="paragraph" draw:z-index="19" draw:name="Shape9" draw:style-name="gr7" draw:text-style-name="P6" svg:x1="4.6772in" svg:y1="1.6535in" svg:x2="4.6772in" svg:y2="2.1697in"><text:p/></draw:line><draw:line text:anchor-type="paragraph" draw:z-index="20" draw:name="Shape10" draw:style-name="gr7" draw:text-style-name="P6" svg:x1="4.672in" svg:y1="0.6953in" svg:x2="4.6776in" svg:y2="0.9453in"><text:p/></draw:line><draw:line text:anchor-type="paragraph" draw:z-index="21" draw:name="Shape11" draw:style-name="gr7" draw:text-style-name="P6" svg:x1="2.9638in" svg:y1="1.6382in" svg:x2="3.2972in" svg:y2="3.622in"><text:p/></draw:line><draw:line text:anchor-type="paragraph" draw:z-index="22" draw:name="Shape12" draw:style-name="gr7" draw:text-style-name="P6" svg:x1="2.5681in" svg:y1="1.6382in" svg:x2="1.9898in" svg:y2="2.6118in"><text:p/></draw:line><draw:line text:anchor-type="paragraph" draw:z-index="23" draw:name="Shape13" draw:style-name="gr7" draw:text-style-name="P6" svg:x1="1.1201in" svg:y1="1.6016in" svg:x2="1.4012in" svg:y2="2.6378in"><text:p/></draw:line><draw:line text:anchor-type="paragraph" draw:z-index="24" draw:name="Shape14" draw:style-name="gr7" draw:text-style-name="P6" svg:x1="0.7142in" svg:y1="1.622in" svg:x2="0.3126in" svg:y2="3.9504in"><text:p/></draw:line><draw:line text:anchor-type="paragraph" draw:z-index="25" draw:name="Shape15" draw:style-name="gr7" draw:text-style-name="P6" svg:x1="1.6252in" svg:y1="1.6016in" svg:x2="3.2606in" svg:y2="3.6224in"><text:p/></draw:lin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5T10:12:05.916244900</meta:creation-date>
    <dc:date>2017-04-05T11:25:08.573604469</dc:date>
    <meta:editing-duration>PT10M30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5" meta:character-count="38" meta:non-whitespace-character-count="34"/>
  </office:meta>
</office:document-meta>
</file>